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Viktorie,</text:p>
      <text:p text:style-name="Normal">v tento den svatého Valentýna ti chci připomenout, jak nás spojuje andělské číslo 8 a ochrana archanděla Raziele. Jako dva hledači tajemství ve světě, který se nám snaží ukázat cesty, které někteří ani nevidí, jsme oba vyvolení rozluštit šifry života a objevit skryté pravdy. Tvá intuice a schopnost vidět svět očima duše je to, co tě činí opravdovou inspirací. Nevěřím na náhody, a proto si myslím, že sdílení našeho andělského čísla není jen shoda okolností, ale znamením, že jsme spojeni na hlubší, možná i osudové úrovni. </text:p>
      <text:p text:style-name="Normal">V tento den plný lásky a pouta, které nás spojuje, ti přeji, abys vždy našla klíč k rozluštění tajemství, které hledáš, a nikdy nezapomněla na ochranu a moudrost, kterou ti poskytuje tvůj strážný anděl Raziel. Sdílení tohoto tajemného daru s tebou je pro mě největším darem. </text:p>
      <text:p text:style-name="Normal">Ve světle našeho společného čísla, 8, ti přeji krásný Valentýn plný lásky, porozumění a tajemství, která čekají, až budou odhalena.</text:p>
      <text:p text:style-name="Normal">S obdivem a úctou, kterou si zasluhuješ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